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1.118cm"/>
    </style:style>
    <style:style style:name="Таблица2.C" style:family="table-column">
      <style:table-column-properties style:column-width="1.909cm"/>
    </style:style>
    <style:style style:name="Таблица2.D" style:family="table-column">
      <style:table-column-properties style:column-width="1.891cm"/>
    </style:style>
    <style:style style:name="Таблица2.E" style:family="table-column">
      <style:table-column-properties style:column-width="2.392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E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text-properties fo:font-size="13pt" fo:language="uk" fo:country="UA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0d5e5" officeooo:paragraph-rsid="0020d5e5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2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fo:font-weight="bold" officeooo:paragraph-rsid="001dad7b" style:font-name-asian="Symbol" style:font-size-asian="13pt" style:language-asian="ru" style:country-asian="RU" style:font-weight-asian="bold" style:font-size-complex="13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0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2" style:family="paragraph" style:parent-style-name="Standard">
      <style:paragraph-properties fo:margin-left="-0.025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2pt"/>
    </style:style>
    <style:style style:name="P23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6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A1" office:value-type="string">
            <text:p text:style-name="P4">Години в класі</text:p>
          </table:table-cell>
          <table:table-cell table:style-name="Таблица2.A1" office:value-type="string">
            <text:p text:style-name="P4"/>
          </table:table-cell>
          <table:table-cell table:style-name="Таблица2.E1" office:value-type="string">
            <text:p text:style-name="P3">Години для самост. навчання</text:p>
          </table:table-cell>
        </table:table-row>
        <table:table-row table:style-name="Таблица2.2">
          <table:table-cell table:style-name="Таблица2.A2" office:value-type="string">
            <text:list xml:id="list4188364491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5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2</text:p>
          </table:table-cell>
        </table:table-row>
        <table:table-row table:style-name="Таблица2.3">
          <table:table-cell table:style-name="Таблица2.A2" office:value-type="string">
            <text:list xml:id="list15565703926478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Введення в інформаційні технології (ІТ)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">
          <table:table-cell table:style-name="Таблица2.A2" office:value-type="string">
            <text:list xml:id="list15565613102173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1. Знайомство з персональним комп'ютером. </text:p>
          </table:table-cell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6</text:p>
          </table:table-cell>
        </table:table-row>
        <table:table-row table:style-name="Таблица2.5">
          <table:table-cell table:style-name="Таблица2.A2" office:value-type="string">
            <text:list xml:id="list15565741571691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пис комп'ютерної системи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">
          <table:table-cell table:style-name="Таблица2.A2" office:value-type="string">
            <text:list xml:id="list15565610931489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знайомлення з назвами, призначенням і характеристиками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7">
          <table:table-cell table:style-name="Таблица2.A2" office:value-type="string">
            <text:list xml:id="list15565610758799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Вибір компонентів комп’ютера для заміни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8">
          <table:table-cell table:style-name="Таблица2.A2" office:value-type="string">
            <text:list xml:id="list15565601489484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мплектації спеціалізованих комп’ютерних систем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9">
          <table:table-cell table:style-name="Таблица2.A2" office:value-type="string">
            <text:list xml:id="list15565723964241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Ознайомлення</text:span></text:span><text:span text:style-name="apple-style-span"><text:span text:style-name="T6"> з системними ресурсами та їх призначенням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0">
          <table:table-cell table:style-name="Таблица2.A2" office:value-type="string">
            <text:list xml:id="list15565702665438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6</text:p>
          </table:table-cell>
        </table:table-row>
        <table:table-row table:style-name="Таблица2.11">
          <table:table-cell table:style-name="Таблица2.A2" office:value-type="string">
            <text:list xml:id="list15565738672895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Пояснення</text:span></text:span><text:span text:style-name="apple-style-span"><text:span text:style-name="T6"> важливості </text:span></text:span><text:span text:style-name="apple-style-span"><text:span text:style-name="T4">забезпечення</text:span></text:span><text:span text:style-name="apple-style-span"><text:span text:style-name="T6"> безпечних умов праці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2">
          <table:table-cell table:style-name="Таблица2.A2" office:value-type="string">
            <text:list xml:id="list15565792679849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Ознайомлення</text:span></text:span><text:span text:style-name="apple-style-span"><text:span text:style-name="T4"> з потенційними небезпеками та способами їх усунення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3">
          <table:table-cell table:style-name="Таблица2.A2" office:value-type="string">
            <text:list xml:id="list15565648902036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Ознайомлення</text:span></text:span><text:span text:style-name="apple-style-span"><text:span text:style-name="T4"> з засобами для профілактичних робіт та їх призначенням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4">
          <table:table-cell table:style-name="Таблица2.A2" office:value-type="string">
            <text:list xml:id="list15565662017764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Правила та </text:span></text:span><text:span text:style-name="apple-style-span"><text:span text:style-name="T4">демонстрація</text:span></text:span><text:span text:style-name="apple-style-span"><text:span text:style-name="T6"> правильного</text:span></text:span><text:span text:style-name="apple-style-span"><text:span text:style-name="T4"> використання відповідних інструментів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5">
          <table:table-cell table:style-name="Таблица2.A2" office:value-type="string">
            <text:list xml:id="list15565707201842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0"><text:span text:style-name="apple-style-span"><text:span text:style-name="T6">Правила та </text:span></text:span><text:span text:style-name="apple-style-span"><text:span text:style-name="T4">демонстрація підтримки чистоти комп'ютерів всередині та зовні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6">
          <table:table-cell table:style-name="Таблица2.A2" office:value-type="string">
            <text:list xml:id="list15565667409184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3. Складання комп'ютера - покрокові інструкції.</text:p>
          </table:table-cell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8</text:p>
          </table:table-cell>
        </table:table-row>
        <table:table-row table:style-name="Таблица2.17">
          <table:table-cell table:style-name="Таблица2.A2" office:value-type="string">
            <text:list xml:id="list15565758342068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Правила відкриття корпусу персонального комп’ютера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8">
          <table:table-cell table:style-name="Таблица2.A2" office:value-type="string">
            <text:list xml:id="list15565780504964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 блоку живлення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19">
          <table:table-cell table:style-name="Таблица2.A2" office:value-type="string">
            <text:list xml:id="list155656097357711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ідключення компонентів до материнської плати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0">
          <table:table-cell table:style-name="Таблица2.A2" office:value-type="string">
            <text:list xml:id="list15565759984637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</text:span></text:span><text:span text:style-name="apple-style-span"><text:span text:style-name="T6"> внутрішніх дисків, дисководів в зовнішні відсіки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1">
          <table:table-cell table:style-name="Таблица2.A2" office:value-type="string">
            <text:list xml:id="list15565605309726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Інструкції під’єднання кабелів даних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2">
          <table:table-cell table:style-name="Таблица2.A2" office:value-type="string">
            <text:list xml:id="list15565608846797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ервісне завантаження комп'ютера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3">
          <table:table-cell table:style-name="Таблица2.A2" office:value-type="string">
            <text:list xml:id="list15565678385893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8">Оновлення та встановлення пристроїв введення та </text:span></text:span><text:soft-page-break/><text:span text:style-name="apple-style-span"><text:span text:style-name="T8">виведення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4">
          <table:table-cell table:style-name="Таблица2.A2" office:value-type="string">
            <text:list xml:id="list15565687929599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4. Огляд профілактичного обслуговування.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2</text:p>
          </table:table-cell>
        </table:table-row>
        <table:table-row table:style-name="Таблица2.25">
          <table:table-cell table:style-name="Таблица2.A2" office:value-type="string">
            <text:list xml:id="list15565673127367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6">Процес пошуку та усунення несправностей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6">
          <table:table-cell table:style-name="Таблица2.A2" office:value-type="string">
            <text:list xml:id="list15565769874023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5. Операційні системи.</text:p>
          </table:table-cell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8</text:p>
          </table:table-cell>
        </table:table-row>
        <table:table-row table:style-name="Таблица2.27">
          <table:table-cell table:style-name="Таблица2.A2" office:value-type="string">
            <text:list xml:id="list15565662099126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ризначення операційної системи (ОС)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8">
          <table:table-cell table:style-name="Таблица2.A2" office:value-type="string">
            <text:list xml:id="list15565635972368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пис і порівняння операційних систем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9">
          <table:table-cell table:style-name="Таблица2.A2" office:value-type="string">
            <text:list xml:id="list15565767616250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новлення операційних систем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0">
          <table:table-cell table:style-name="Таблица2.A2" office:value-type="string">
            <text:list xml:id="list15565718924914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ояснення концепцій операційних систем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1">
          <table:table-cell table:style-name="Таблица2.A2" office:value-type="string">
            <text:list xml:id="list15565679306118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Встановлення</text:span></text:span><text:span text:style-name="apple-style-span"><text:span text:style-name="T6"> операційної системи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2">
          <table:table-cell table:style-name="Таблица2.A2" office:value-type="string">
            <text:list xml:id="list15565807382982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пис</text:span></text:span><text:span text:style-name="apple-style-span"><text:span text:style-name="T6"> </text:span></text:span><text:span text:style-name="apple-style-span"><text:span text:style-name="T4">варіантів вибіркового встановлення ОС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3">
          <table:table-cell table:style-name="Таблица2.A2" office:value-type="string">
            <text:list xml:id="list15565786509273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Засоби відновлення системи: 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4">
          <table:table-cell table:style-name="Таблица2.A2" office:value-type="string">
            <text:list xml:id="list15565675424515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6. Мережі.</text:p>
          </table:table-cell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6</text:p>
          </table:table-cell>
        </table:table-row>
        <table:table-row table:style-name="Таблица2.35">
          <table:table-cell table:style-name="Таблица2.A2" office:value-type="string">
            <text:list xml:id="list155656941172473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Ідентифікація мереж. Типи мереж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6">
          <table:table-cell table:style-name="Таблица2.A2" office:value-type="string">
            <text:list xml:id="list15565685318345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сновні поняття і технології організації мереж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7">
          <table:table-cell table:style-name="Таблица2.A2" office:value-type="string">
            <text:list xml:id="list15565754855409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Основні поняття і технології організації мереж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8">
          <table:table-cell table:style-name="Таблица2.A2" office:value-type="string">
            <text:list xml:id="list15565721423333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Фізичні компоненти мережі: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39">
          <table:table-cell table:style-name="Таблица2.A2" office:value-type="string">
            <text:list xml:id="list15565637460968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<text:span text:style-name="apple-style-span"><text:span text:style-name="T4">Топології мереж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0">
          <table:table-cell table:style-name="Таблица2.A2" office:value-type="string">
            <text:list xml:id="list15565814826479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7. Ноутбуки.</text:p>
          </table:table-cell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5</text:p>
          </table:table-cell>
        </table:table-row>
        <table:table-row table:style-name="Таблица2.41">
          <table:table-cell table:style-name="Таблица2.A2" office:value-type="string">
            <text:list xml:id="list15565716324654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Порівняння та відмінності настільних та портативних</text:span></text:span><text:span text:style-name="apple-style-span"><text:span text:style-name="T6"> комп’ютерів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2">
          <table:table-cell table:style-name="Таблица2.A2" office:value-type="string">
            <text:list xml:id="list155657434211544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1">Порівняння<text:span text:style-name="apple-style-span"><text:span text:style-name="T6"> типів моніторів. 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3">
          <table:table-cell table:style-name="Таблица2.A2" office:value-type="string">
            <text:list xml:id="list15565699713881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8. Мобільні пристрої.</text:p>
          </table:table-cell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5</text:p>
          </table:table-cell>
        </table:table-row>
        <table:table-row table:style-name="Таблица2.44">
          <table:table-cell table:style-name="Таблица2.A2" office:value-type="string">
            <text:list xml:id="list155656752876631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2">Устаткування мобільних пристроїв: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5">
          <table:table-cell table:style-name="Таблица2.A2" office:value-type="string">
            <text:list xml:id="list15565799195316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2">Порівняння сенсорних інтерфейсів Android та іOS: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6">
          <table:table-cell table:style-name="Таблица2.A2" office:value-type="string">
            <text:list xml:id="list15565800653015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9. Принтери.</text:p>
          </table:table-cell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5</text:p>
          </table:table-cell>
        </table:table-row>
        <table:table-row table:style-name="Таблица2.47">
          <table:table-cell table:style-name="Таблица2.A2" office:value-type="string">
            <text:list xml:id="list15565672130065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Загальні функції, характеристики і можливості принтерів. 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8">
          <table:table-cell table:style-name="Таблица2.A2" office:value-type="string">
            <text:list xml:id="list15565781985749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2"><text:span text:style-name="apple-style-span"><text:span text:style-name="T4">Взаємодії принтера з комп'ютером. 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49">
          <table:table-cell table:style-name="Таблица2.A2" office:value-type="string">
            <text:list xml:id="list155657578843783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10. Основи комп’ютерної безпеки. <text:s/></text:p>
          </table:table-cell>
          <table:table-cell table:style-name="Таблица2.A2" office:value-type="string">
            <text:p text:style-name="P7">4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4</text:p>
          </table:table-cell>
        </table:table-row>
        <table:table-row table:style-name="Таблица2.50">
          <table:table-cell table:style-name="Таблица2.A2" office:value-type="string">
            <text:list xml:id="list155657780781363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Комп’ютерна злочинність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1">
          <table:table-cell table:style-name="Таблица2.A2" office:value-type="string">
            <text:list xml:id="list15565653950251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Процедури безпеки. Політики безпеки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2">
          <table:table-cell table:style-name="Таблица2.A2" office:value-type="string">
            <text:list xml:id="list15565745108043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Захист фізичного обладнання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3">
          <table:table-cell table:style-name="Таблица2.A2" office:value-type="string">
            <text:list xml:id="list155656977713671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11. ІТ-спеціаліст.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2</text:p>
          </table:table-cell>
        </table:table-row>
        <table:table-row table:style-name="Таблица2.54">
          <table:table-cell table:style-name="Таблица2.A2" office:value-type="string">
            <text:list xml:id="list155656365450483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3">ІТ-спеціаліст та комунікаційні навички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5">
          <table:table-cell table:style-name="Таблица2.A2" office:value-type="string">
            <text:list xml:id="list15565687236153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Модуль 12. Пошук і усунення складних неполадок.</text:p>
          </table:table-cell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6</text:p>
          </table:table-cell>
        </table:table-row>
        <text:soft-page-break/>
        <table:table-row table:style-name="Таблица2.56">
          <table:table-cell table:style-name="Таблица2.A2" office:value-type="string">
            <text:list xml:id="list155658282277966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2"><text:span text:style-name="apple-style-span"><text:span text:style-name="T4">Компоненти комп'ютера і периферійні пристрої.</text:span>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7">
          <table:table-cell table:style-name="Таблица2.A2" office:value-type="string">
            <text:list xml:id="list155657218323259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4">Застосування процедури пошуку та усунення неполадок операційних систем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8">
          <table:table-cell table:style-name="Таблица2.A2" office:value-type="string">
            <text:list xml:id="list155657395672712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мереж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59">
          <table:table-cell table:style-name="Таблица2.A2" office:value-type="string">
            <text:list xml:id="list15565642287374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принтерів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0">
          <table:table-cell table:style-name="Таблица2.A2" office:value-type="string">
            <text:list xml:id="list15565712704564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5">Застосування процедури пошуку та усунення неполадок забезпечення безпеки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1">
          <table:table-cell table:style-name="Таблица2.A2" office:value-type="string">
            <text:list xml:id="list15565683854317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Підсумковий залік.</text:p>
          </table:table-cell>
          <table:table-cell table:style-name="Таблица2.A2" office:value-type="string">
            <text:p text:style-name="P7">4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2</text:p>
          </table:table-cell>
        </table:table-row>
        <table:table-row table:style-name="Таблица2.62">
          <table:table-cell table:style-name="Таблица2.A2" office:value-type="string">
            <text:list xml:id="list155656886197441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3">
          <table:table-cell table:style-name="Таблица2.A2" office:value-type="string">
            <text:list xml:id="list15565803656342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4">
          <table:table-cell table:style-name="Таблица2.A2" office:value-type="string">
            <text:list xml:id="list155657342935115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0">Повторення матеріалу курсу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5">
          <table:table-cell table:style-name="Таблица2.A2" office:value-type="string">
            <text:list xml:id="list155656419532337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Зворотній зв’язок та узагальнення матеріалу курсу.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2</text:p>
          </table:table-cell>
        </table:table-row>
        <table:table-row table:style-name="Таблица2.66">
          <table:table-cell table:style-name="Таблица2.A2" office:value-type="string">
            <text:list xml:id="list15565756915303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0">Анкетування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7">
          <table:table-cell table:style-name="Таблица2.A2" office:value-type="string">
            <text:list xml:id="list15565636266583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Отримання сертифікатів.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0</text:p>
          </table:table-cell>
        </table:table-row>
        <table:table-row table:style-name="Таблица2.68">
          <table:table-cell table:style-name="Таблица2.A2" office:value-type="string">
            <text:list xml:id="list155656411108691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13">Отримання сертифікатів.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69">
          <table:table-cell table:style-name="Таблица2.A2" office:value-type="string">
            <text:list xml:id="list155657676491480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8">Резерв. </text:p>
          </table:table-cell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1</text:p>
          </table:table-cell>
        </table:table-row>
        <table:table-row table:style-name="Таблица2.70">
          <table:table-cell table:style-name="Таблица2.A2" office:value-type="string">
            <text:list xml:id="list155657685151563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4">Резерв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71">
          <table:table-cell table:style-name="Таблица2.A2" office:value-type="string">
            <text:list xml:id="list155658156844898" text:continue-numbering="true" text:style-name="WW8Num13">
              <text:list-item>
                <text:p text:style-name="P23"/>
              </text:list-item>
            </text:list>
          </table:table-cell>
          <table:table-cell table:style-name="Таблица2.A2" office:value-type="string">
            <text:p text:style-name="P24">Резерв. 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8">Усього годин</text:p>
          </table:table-cell>
          <table:covered-table-cell/>
          <table:table-cell table:style-name="Таблица2.A2" office:value-type="string">
            <text:p text:style-name="P16"><field:fieldmark-start text:name="__Fieldmark__1309_1288293304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  <table:table-cell table:style-name="Таблица2.A2" office:value-type="string">
            <text:p text:style-name="P16"/>
          </table:table-cell>
          <table:table-cell table:style-name="Таблица2.E2" office:value-type="string">
            <text:p text:style-name="P16"><field:fieldmark-start text:name="__Fieldmark__1318_1288293304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4T15:56:55.722014826</dc:date>
    <meta:editing-duration>PT3M18S</meta:editing-duration>
    <meta:editing-cycles>4</meta:editing-cycles>
    <meta:generator>LibreOffice/5.4.4.2$Linux_X86_64 LibreOffice_project/40m0$Build-2</meta:generator>
    <meta:document-statistic meta:table-count="1" meta:image-count="0" meta:object-count="0" meta:page-count="3" meta:paragraph-count="181" meta:word-count="449" meta:character-count="3158" meta:non-whitespace-character-count="2881"/>
  </office:meta>
</office:document-meta>
</file>